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co47" style:family="table-column">
      <style:table-column-properties fo:break-before="auto" style:column-width="1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47" table:default-cell-style-name="Default"/>
        <table:table-column table:style-name="co35" table:number-columns-repeated="6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3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sung prayer?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sung frac?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2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We three kings (Hymnal 128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How firm a foundation (Hymnal 637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#### Epiphany Proclamation, Blessing of Chalk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ove, how deep (Hymnal 448, vv. 1--3, 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I come, the great Redeemer cries (Hymnal 116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Songs of faithfulness and praise (Hymnal 13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 is the world’s true light (Hymnal 54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Jesus shall reign where’er the sun (Hymnal 544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God be in my head (Hymnal 694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ord, you give the great commission (Hymnal 528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Soon and very soon (LEVAS 14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rist has arisen, Alleluia (LEVAS 41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las! And did my Savior bleed (LEVAS 3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 Lord my God (LEVAS 6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My hope is built on nothing less (LEVAS 99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There’s a wideness in God’s mercy (Hymnal 470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Open your ears, O faithful people (Hymnal 53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tars declare his glory (Hymnal 431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#### Hymnal S-119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#### Hymnal S-154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ere in Christ we gather (Hymnal 577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rightest and best of the stars of the morning (Hymnal 117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9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49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49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6"/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5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/>
          <table:table-cell office:value-type="string" calcext:value-type="string">
            <text:p>he/lordsprayer/1</text:p>
          </table:table-cell>
          <table:table-cell/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2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11">00/00/0000</text:date></text:span><text:span text:style-name="MT1">, </text:span><text:span text:style-name="MT1"><text:time style:data-style-name="N2" text:time-value="08:25:28.860170149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11T08:26:03.396420008</dc:date>
    <meta:generator>LibreOffice/6.4.7.2$Linux_X86_64 LibreOffice_project/40$Build-2</meta:generator>
    <meta:editing-duration>P4DT8H32M10S</meta:editing-duration>
    <meta:editing-cycles>265</meta:editing-cycles>
    <meta:document-statistic meta:table-count="4" meta:cell-count="10380" meta:object-count="0"/>
    <meta:user-defined meta:name="AppVersion">16.0300</meta:user-defined>
  </office:meta>
</office:document-meta>
</file>